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640000004B07F8723089AA93AE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pitch="variable"/>
    <style:font-face style:name="Luxi Sans1" svg:font-family="'Luxi Sans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DejaVu Sans1" svg:font-family="'DejaVu Sans'" style:font-family-generic="roman" style:font-pitch="variable"/>
    <style:font-face style:name="DejaVu Sans2" svg:font-family="'DejaVu Sans'" style:font-adornments="BoldOblique" style:font-family-generic="roman" style:font-pitch="variable"/>
    <style:font-face style:name="Liberation Sans" svg:font-family="'Liberation Sans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BoldOblique" style:font-family-generic="swiss" style:font-pitch="variable"/>
    <style:font-face style:name="DejaVu Sans" svg:font-family="'DejaVu Sans'" style:font-adornments="BoldOblique" style:font-family-generic="swiss" style:font-pitch="variable"/>
    <style:font-face style:name="Droid Sans Devanagari1" svg:font-family="'Droid Sans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sentations_5f_Fedora-Zen-title">
      <style:graphic-properties draw:auto-grow-height="true" fo:min-height="3.507cm"/>
      <style:paragraph-properties style:writing-mode="lr-tb"/>
    </style:style>
    <style:style style:name="pr2" style:family="presentation" style:parent-style-name="Presentations_5f_Fedora-Zen-subtitle">
      <style:graphic-properties draw:fill-color="#ffffff" draw:auto-grow-height="true" fo:min-height="11.495cm"/>
      <style:paragraph-properties style:writing-mode="lr-tb"/>
    </style:style>
    <style:style style:name="pr3" style:family="presentation" style:parent-style-name="Presentations_5f_Fedora-Zen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Presentations_5f_Fedora-Zen-outline1">
      <style:graphic-properties draw:auto-grow-height="true" fo:min-height="11.495cm"/>
      <style:paragraph-properties style:writing-mode="lr-tb"/>
    </style:style>
    <style:style style:name="pr5" style:family="presentation" style:parent-style-name="Presentations_5f_Fedora-Zen-notes">
      <style:graphic-properties draw:fill-color="#ffffff" fo:min-height="12.572cm"/>
      <style:paragraph-properties style:writing-mode="lr-tb"/>
    </style:style>
    <style:style style:name="pr6" style:family="presentation" style:parent-style-name="Presentations_5f_Fedora-Zen-title">
      <style:graphic-properties fo:min-height="3.625cm"/>
      <style:paragraph-properties style:writing-mode="lr-tb"/>
    </style:style>
    <style:style style:name="pr7" style:family="presentation" style:parent-style-name="Presentations_5f_Fedora-Zen-outline1">
      <style:graphic-properties fo:min-height="12.037cm"/>
      <style:paragraph-properties style:writing-mode="lr-tb"/>
    </style:style>
    <style:style style:name="pr8" style:family="presentation" style:parent-style-name="Presentations_5f_Fedora-Zen-title">
      <style:graphic-properties fo:min-height="3.507cm"/>
      <style:paragraph-properties style:writing-mode="lr-tb"/>
    </style:style>
    <style:style style:name="pr9" style:family="presentation" style:parent-style-name="Presentations_5f_Fedora-Zen-outline1">
      <style:graphic-properties fo:min-height="11.495cm"/>
      <style:paragraph-properties style:writing-mode="lr-tb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6.3cm" style:use-optimal-column-width="false"/>
    </style:style>
    <style:style style:name="ro1" style:family="table-row">
      <style:table-row-properties style:row-height="1.814cm" style:use-optimal-row-height="false"/>
    </style:style>
    <style:style style:name="ro2" style:family="table-row">
      <style:table-row-properties style:row-height="1.816cm" style:use-optimal-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style:font-name="Bitstream Vera Sans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fo:margin-left="0cm" fo:margin-right="0cm" fo:text-indent="0cm" style:writing-mode="lr-tb"/>
    </style:style>
    <style:style style:name="P5" style:family="paragraph">
      <loext:graphic-properties draw:fill-color="#ffffff"/>
      <style:paragraph-properties fo:margin-left="0.6cm" fo:margin-right="0cm" fo:text-indent="-0.6cm"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text-properties fo:font-size="18pt"/>
    </style:style>
    <style:style style:name="T1" style:family="text">
      <style:text-properties style:font-name="Bitstream Vera Sans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s_5f_Fedora-Zen" presentation:presentation-page-layout-name="AL1T0">
        <draw:frame presentation:style-name="pr1" draw:text-style-name="P2" draw:layer="layout" svg:width="25.272cm" svg:height="3.507cm" svg:x="1.398cm" svg:y="1.636cm" presentation:class="title" presentation:user-transformed="true">
          <draw:text-box>
            <text:p text:style-name="P1"><text:span text:style-name="T1">Murder Mystery</text:span></text:p>
          </draw:text-box>
        </draw:frame>
        <draw:frame presentation:style-name="pr2" draw:text-style-name="P4" draw:layer="layout" svg:width="25.191cm" svg:height="11.495cm" svg:x="1.398cm" svg:y="6.35cm" presentation:class="subtitle" presentation:user-transformed="true">
          <draw:text-box>
            <text:p text:style-name="P3">Story Templat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e Murder Story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First, Open google slides, and start typing the details into it:</text:p>
              </text:list-item>
              <text:list-item>
                <text:p>You may use pictures if you want</text:p>
              </text:list-item>
              <text:list-item>
                <text:p>You must finish your slides at end fo 30 mins, be quic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e Murder Story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Come up with a:</text:p>
                <text:list>
                  <text:list-item>
                    <text:p>Place</text:p>
                  </text:list-item>
                  <text:list-item>
                    <text:p>Time</text:p>
                  </text:list-item>
                  <text:list-item>
                    <text:p>Murder Weapon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e Murder Story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Notice how many people are in your group (2 minimum):</text:p>
                <text:list>
                  <text:list-item>
                    <text:p>And we’ll count the number of murderers, innocents, and victims</text:p>
                  </text:list-item>
                  <text:list-item>
                    <text:p>See next slide for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e Murder Story</text:p>
          </draw:text-box>
        </draw:frame>
        <draw:frame draw:style-name="standard" draw:layer="layout" svg:width="25.19cm" svg:height="12.699cm" svg:x="1.479cm" svg:y="6.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o. of People</text:p>
              </table:table-cell>
              <table:table-cell>
                <text:p>Murderers</text:p>
              </table:table-cell>
              <table:table-cell>
                <text:p>Innocents</text:p>
              </table:table-cell>
              <table:table-cell>
                <text:p>Victim(s)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Phantom (invent someone’s name)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4-6</text:p>
              </table:table-cell>
              <table:table-cell>
                <text:p>1</text:p>
              </table:table-cell>
              <table:table-cell>
                <text:p>2-4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7-10</text:p>
              </table:table-cell>
              <table:table-cell>
                <text:p>2</text:p>
              </table:table-cell>
              <table:table-cell>
                <text:p>5-8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11-15</text:p>
              </table:table-cell>
              <table:table-cell>
                <text:p>2</text:p>
              </table:table-cell>
              <table:table-cell>
                <text:p>7-11</text:p>
              </table:table-cell>
              <table:table-cell>
                <text:p>2</text:p>
              </table:table-cell>
            </table:table-row>
            <table:table-row table:style-name="ro2" table:default-cell-style-name="gray1">
              <table:table-cell>
                <text:p>15&lt;</text:p>
              </table:table-cell>
              <table:table-cell>
                <text:p>3</text:p>
              </table:table-cell>
              <table:table-cell>
                <text:p>Whoever’s left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Murder Story:<text:line-break/>Introduction </text:p>
          </draw:text-box>
        </draw:frame>
        <draw:frame presentation:style-name="pr7" draw:text-style-name="P6" draw:layer="layout" svg:width="25.191cm" svg:height="12.037cm" svg:x="1.398cm" svg:y="6.35cm" presentation:class="outline" presentation:user-transformed="true">
          <draw:text-box>
            <text:list text:style-name="L2">
              <text:list-item>
                <text:p><text:span text:style-name="T2">At</text:span> (time and date), (insert victim name(s) here) <text:span text:style-name="T2">were/was killed at the</text:span> (place)</text:p>
              </text:list-item>
              <text:list-item>
                <text:p><text:span text:style-name="T2">There are</text:span> (x) <text:span text:style-name="T2">murderers and</text:span><text:span text:style-name="T3"> (y) </text:span><text:span text:style-name="T2">innocents</text:span></text:p>
                <text:p><text:span text:style-name="T3"/></text:p>
              </text:list-item>
              <text:list-item>
                <text:p><text:span text:style-name="T3">Congrats! You’ve come up with the basic st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Murder Story:<text:line-break/>The Truth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How did the murder happen?</text:p>
              </text:list-item>
              <text:list-item>
                <text:p>Let’s follow the template:</text:p>
                <text:list>
                  <text:list-item>
                    <text:p><text:span text:style-name="T2">The <text:s/></text:span><text:span text:style-name="T3">[murderer(s)]</text:span><text:span text:style-name="T2"> killed</text:span><text:span text:style-name="T3"> [victim(s)] </text:span><text:span text:style-name="T2">because of </text:span><text:span text:style-name="T3">[motive]. </text:span></text:p>
                  </text:list-item>
                  <text:list-item>
                    <text:p><text:span text:style-name="T3">While fighting, [murderer(s)] left behind 3 pieces of evidenc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>Murder Story:<text:line-break/>The Truth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<text:span text:style-name="T3">Now who are the murderers?</text:span></text:p>
                <text:list>
                  <text:list-item>
                    <text:p text:style-name="P8"><text:span text:style-name="T3">This will be decided at the </text:span><text:span text:style-name="T2">last</text:span><text:span text:style-name="T3"> part of the story creation time 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Come up with:</text:p>
                <text:list>
                  <text:list-item>
                    <text:p>A motive</text:p>
                    <text:list>
                      <text:list-item>
                        <text:p>Can be money</text:p>
                      </text:list-item>
                      <text:list-item>
                        <text:p>Can be marital affair</text:p>
                      </text:list-item>
                      <text:list-item>
                        <text:p>Can be blackmail or gang</text:p>
                      </text:list-item>
                      <text:list-item>
                        <text:p>Or even a conspiracy plot</text:p>
                      </text:list-item>
                      <text:list-item>
                        <text:p>Get creative on the backstor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Come up with:</text:p>
                <text:list>
                  <text:list-item>
                    <text:p>Who had motive? </text:p>
                    <text:list>
                      <text:list-item>
                        <text:p>Must include:</text:p>
                      </text:list-item>
                      <text:list-item>
                        <text:p>Murderer(s) </text:p>
                      </text:list-item>
                      <text:list-item>
                        <text:p>Innocent bystanders (no. of murderers + 1 if you hv two or mor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4" draw:text-style-name="P6" draw:layer="layout" svg:width="25.191cm" svg:height="11.495cm" svg:x="1.398cm" svg:y="6.35cm" presentation:class="outline">
          <draw:text-box>
            <text:list text:style-name="L2">
              <text:list-item>
                <text:p>Come up with:</text:p>
                <text:list>
                  <text:list-item>
                    <text:p>A fight story:</text:p>
                    <text:list>
                      <text:list-item>
                        <text:p>How did the fight happen?</text:p>
                      </text:list-item>
                      <text:list-item>
                        <text:p>Was it a gunfight, knifefight, fistfight?</text:p>
                      </text:list-item>
                      <text:list-item>
                        <text:p>This will help you decide the next pa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4" draw:text-style-name="P6" draw:layer="layout" svg:width="25.191cm" svg:height="14.039cm" svg:x="1.398cm" svg:y="6.35cm" presentation:class="outline" presentation:user-transformed="true">
          <draw:text-box>
            <text:list text:style-name="L2">
              <text:list-item>
                <text:p>Come up with:</text:p>
                <text:list>
                  <text:list-item>
                    <text:p>3 pieces of evidence</text:p>
                    <text:list>
                      <text:list-item>
                        <text:p>Whose DNA is on the murder weapon?</text:p>
                        <text:list>
                          <text:list-item>
                            <text:p>Must contain:</text:p>
                          </text:list-item>
                          <text:list-item>
                            <text:p>Victim</text:p>
                          </text:list-item>
                          <text:list-item>
                            <text:p>Murderer</text:p>
                          </text:list-item>
                          <text:list-item>
                            <text:p>Innocent bystander(s) who help out</text:p>
                          </text:list-item>
                        </text:list>
                      </text:list-item>
                      <text:list-item>
                        <text:p>Where did the DNA come from? eg.</text:p>
                        <text:list>
                          <text:list-item>
                            <text:p>Hair</text:p>
                          </text:list-item>
                          <text:list-item>
                            <text:p>Blood</text:p>
                          </text:list-item>
                          <text:list-item>
                            <text:p>Ski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4" draw:text-style-name="P6" draw:layer="layout" svg:width="25.191cm" svg:height="11.753cm" svg:x="1.398cm" svg:y="6.35cm" presentation:class="outline" presentation:user-transformed="true">
          <draw:text-box>
            <text:list text:style-name="L2">
              <text:list-item>
                <text:p>Come up with:</text:p>
                <text:list>
                  <text:list-item>
                    <text:p>3 pieces of evidence</text:p>
                    <text:list>
                      <text:list-item>
                        <text:p>Pertains to something found on the body, or something the victim did in self defense</text:p>
                        <text:list>
                          <text:list-item>
                            <text:p>eg. scratch mark on murderer</text:p>
                          </text:list-item>
                          <text:list-item>
                            <text:p>eg. chloroform was used to incapacitate the victim, (murderer) and (innocent bystander) was found to have access to i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4" draw:text-style-name="P6" draw:layer="layout" svg:width="25.191cm" svg:height="13.339cm" svg:x="1.398cm" svg:y="6.35cm" presentation:class="outline" presentation:user-transformed="true">
          <draw:text-box>
            <text:list text:style-name="L2">
              <text:list-item>
                <text:p>Come up with:</text:p>
                <text:list>
                  <text:list-item>
                    <text:p>3 pieces of evidence</text:p>
                    <text:list>
                      <text:list-item>
                        <text:p>Something carelessly left behind by the murderer at the crime scene as he left in a hurry</text:p>
                        <text:list>
                          <text:list-item>
                            <text:p>Piece of clothing</text:p>
                          </text:list-item>
                          <text:list-item>
                            <text:p>Membership card</text:p>
                          </text:list-item>
                          <text:list-item>
                            <text:p>Coupon or receipt</text:p>
                          </text:list-item>
                          <text:list-item>
                            <text:p>Etc..</text:p>
                          </text:list-item>
                          <text:list-item>
                            <text:p>Must implicate one murderer and one other innocent bystande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sentations_5f_Fedora-Zen" presentation:presentation-page-layout-name="AL2T1">
        <draw:frame presentation:style-name="pr6" draw:text-style-name="P6" draw:layer="layout" svg:width="25.272cm" svg:height="3.625cm" svg:x="1.398cm" svg:y="1.577cm" presentation:class="title" presentation:user-transformed="true">
          <draw:text-box>
            <text:p text:style-name="P9">Murder Story:<text:line-break/>The Truth</text:p>
          </draw:text-box>
        </draw:frame>
        <draw:frame presentation:style-name="pr4" draw:text-style-name="P6" draw:layer="layout" svg:width="25.191cm" svg:height="11.495cm" svg:x="1.398cm" svg:y="6.35cm" presentation:class="outline" presentation:user-transformed="true">
          <draw:text-box>
            <text:list text:style-name="L2">
              <text:list-item>
                <text:p>The Truth</text:p>
                <text:p/>
              </text:list-item>
              <text:list-item>
                <text:p>Murderer(s) killed Victim(s) because of Motive. During the struggle, 3 pieces of evidence were left behind...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sentations_5f_Fedora-Zen" presentation:presentation-page-layout-name="AL2T1">
        <draw:frame presentation:style-name="pr8" draw:layer="layout" svg:width="25.272cm" svg:height="3.507cm" svg:x="1.398cm" svg:y="1.636cm" presentation:class="title">
          <draw:text-box>
            <text:p>Who’s who?</text:p>
          </draw:text-box>
        </draw:frame>
        <draw:frame presentation:style-name="pr9" draw:layer="layout" svg:width="25.191cm" svg:height="11.495cm" svg:x="1.398cm" svg:y="6.35cm" presentation:class="outline">
          <draw:text-box>
            <text:list text:style-name="L2">
              <text:list-item>
                <text:p>Now that we have our story, we need to decide who the murderer is</text:p>
              </text:list-item>
              <text:list-item>
                <text:p>No changing the true story from now 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sentations_5f_Fedora-Zen" presentation:presentation-page-layout-name="AL2T1">
        <draw:frame presentation:style-name="pr8" draw:layer="layout" svg:width="25.272cm" svg:height="3.507cm" svg:x="1.398cm" svg:y="1.636cm" presentation:class="title">
          <draw:text-box>
            <text:p>Who’s who?</text:p>
          </draw:text-box>
        </draw:frame>
        <draw:frame presentation:style-name="pr9" draw:layer="layout" svg:width="25.191cm" svg:height="11.495cm" svg:x="1.398cm" svg:y="6.35cm" presentation:class="outline">
          <draw:text-box>
            <text:list text:style-name="L2">
              <text:list-item>
                <text:p>Firstly, if there are only two players, just pick one of you </text:p>
                <text:p/>
              </text:list-item>
              <text:list-item>
                <text:p>For the rest, choose a victim, he/she will decide who the murders are</text:p>
              </text:list-item>
              <text:list-item>
                <text:p>Refer to next slide to see how many murderers/victims there must be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sentations_5f_Fedora-Zen" presentation:presentation-page-layout-name="AL2T1">
        <draw:frame presentation:style-name="pr1" draw:text-style-name="P6" draw:layer="layout" svg:width="25.272cm" svg:height="3.507cm" svg:x="1.398cm" svg:y="1.636cm" presentation:class="title">
          <draw:text-box>
            <text:p>The Murder Story</text:p>
          </draw:text-box>
        </draw:frame>
        <draw:frame draw:style-name="standard" draw:layer="layout" svg:width="25.19cm" svg:height="12.699cm" svg:x="1.479cm" svg:y="6.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2">No. of People</text:p>
              </table:table-cell>
              <table:table-cell>
                <text:p text:style-name="P12">Murderers</text:p>
              </table:table-cell>
              <table:table-cell>
                <text:p text:style-name="P12">Innocents</text:p>
              </table:table-cell>
              <table:table-cell>
                <text:p text:style-name="P12">Victim(s)</text:p>
              </table:table-cell>
            </table:table-row>
            <table:table-row table:style-name="ro1" table:default-cell-style-name="gray2">
              <table:table-cell>
                <text:p text:style-name="P12">2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Phantom (invent someone’s name)</text:p>
              </table:table-cell>
            </table:table-row>
            <table:table-row table:style-name="ro1" table:default-cell-style-name="gray1">
              <table:table-cell>
                <text:p text:style-name="P12">3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</table:table-row>
            <table:table-row table:style-name="ro1" table:default-cell-style-name="gray2">
              <table:table-cell>
                <text:p text:style-name="P12">4-6</text:p>
              </table:table-cell>
              <table:table-cell>
                <text:p text:style-name="P12">1</text:p>
              </table:table-cell>
              <table:table-cell>
                <text:p text:style-name="P12">2-4</text:p>
              </table:table-cell>
              <table:table-cell>
                <text:p text:style-name="P12">1</text:p>
              </table:table-cell>
            </table:table-row>
            <table:table-row table:style-name="ro1" table:default-cell-style-name="gray1">
              <table:table-cell>
                <text:p text:style-name="P12">7-10</text:p>
              </table:table-cell>
              <table:table-cell>
                <text:p text:style-name="P12">2</text:p>
              </table:table-cell>
              <table:table-cell>
                <text:p text:style-name="P12">5-8</text:p>
              </table:table-cell>
              <table:table-cell>
                <text:p text:style-name="P12">1</text:p>
              </table:table-cell>
            </table:table-row>
            <table:table-row table:style-name="ro1" table:default-cell-style-name="gray2">
              <table:table-cell>
                <text:p text:style-name="P12">11-15</text:p>
              </table:table-cell>
              <table:table-cell>
                <text:p text:style-name="P12">2</text:p>
              </table:table-cell>
              <table:table-cell>
                <text:p text:style-name="P12">7-11</text:p>
              </table:table-cell>
              <table:table-cell>
                <text:p text:style-name="P12">2</text:p>
              </table:table-cell>
            </table:table-row>
            <table:table-row table:style-name="ro2" table:default-cell-style-name="gray1">
              <table:table-cell>
                <text:p text:style-name="P12">15&lt;</text:p>
              </table:table-cell>
              <table:table-cell>
                <text:p text:style-name="P12">3</text:p>
              </table:table-cell>
              <table:table-cell>
                <text:p text:style-name="P12">Whoever’s left</text:p>
              </table:table-cell>
              <table:table-cell>
                <text:p text:style-name="P12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sentations_5f_Fedora-Zen" presentation:presentation-page-layout-name="AL2T1">
        <draw:frame presentation:style-name="pr8" draw:layer="layout" svg:width="25.272cm" svg:height="3.507cm" svg:x="1.398cm" svg:y="1.636cm" presentation:class="title">
          <draw:text-box>
            <text:p>Let’s update the slides</text:p>
          </draw:text-box>
        </draw:frame>
        <draw:frame presentation:style-name="pr9" draw:layer="layout" svg:width="25.191cm" svg:height="11.587cm" svg:x="1.398cm" svg:y="6.35cm" presentation:class="outline" presentation:user-transformed="true">
          <draw:text-box>
            <text:list text:style-name="L2">
              <text:list-item>
                <text:p>Now you have your story.</text:p>
                <text:p/>
              </text:list-item>
              <text:list-item>
                <text:p>Prepare two sets of slides,</text:p>
                <text:list>
                  <text:list-item>
                    <text:p>First, the slide showing the <text:span text:style-name="T4">crime scene,</text:span> <text:span text:style-name="T4">motive</text:span> and <text:span text:style-name="T4">three pieces of evidence</text:span></text:p>
                  </text:list-item>
                  <text:list-item>
                    <text:p>Second, the slide showing <text:span text:style-name="T4">all details</text:span> of what really happened (to be shown at the end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sentations_5f_Fedora-Zen" presentation:presentation-page-layout-name="AL2T1">
        <draw:frame presentation:style-name="pr8" draw:layer="layout" svg:width="25.272cm" svg:height="3.507cm" svg:x="1.398cm" svg:y="1.636cm" presentation:class="title">
          <draw:text-box>
            <text:p>That’s it!</text:p>
          </draw:text-box>
        </draw:frame>
        <draw:frame presentation:style-name="pr9" draw:layer="layout" svg:width="25.191cm" svg:height="11.495cm" svg:x="1.398cm" svg:y="6.35cm" presentation:class="outline">
          <draw:text-box>
            <text:list text:style-name="L2">
              <text:list-item>
                <text:p>You have your basic murder story</text:p>
              </text:list-item>
              <text:list-item>
                <text:p>And now you know who is the victim, murderer and innocent bystander</text:p>
              </text:list-item>
              <text:list-item>
                <text:p>Innocent bystander must prove innocence</text:p>
              </text:list-item>
              <text:list-item>
                <text:p>Murderers must try to find a scapegoat</text:p>
              </text:list-item>
              <text:list-item>
                <text:p>See next slide...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sentations_5f_Fedora-Zen" presentation:presentation-page-layout-name="AL2T1">
        <draw:frame presentation:style-name="pr8" draw:layer="layout" svg:width="25.272cm" svg:height="3.507cm" svg:x="1.398cm" svg:y="1.636cm" presentation:class="title">
          <draw:text-box>
            <text:p>That’s it!</text:p>
          </draw:text-box>
        </draw:frame>
        <draw:frame presentation:style-name="pr9" draw:layer="layout" svg:width="25.191cm" svg:height="12.037cm" svg:x="1.398cm" svg:y="6.35cm" presentation:class="outline" presentation:user-transformed="true">
          <draw:text-box>
            <text:list text:style-name="L2">
              <text:list-item>
                <text:p>No more discussing from now, just work on preparing your stories in case you are questioned</text:p>
                <text:p/>
              </text:list-item>
              <text:list-item>
                <text:p>The victim will narrate the slides, but for two player case, anyone can narrate what happened.</text:p>
                <text:p/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pitch="variable"/>
    <style:font-face style:name="Luxi Sans1" svg:font-family="'Luxi Sans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DejaVu Sans1" svg:font-family="'DejaVu Sans'" style:font-family-generic="roman" style:font-pitch="variable"/>
    <style:font-face style:name="DejaVu Sans2" svg:font-family="'DejaVu Sans'" style:font-adornments="BoldOblique" style:font-family-generic="roman" style:font-pitch="variable"/>
    <style:font-face style:name="Liberation Sans" svg:font-family="'Liberation Sans'" style:font-family-generic="roman" style:font-pitch="variable"/>
    <style:font-face style:name="Luxi Sans" svg:font-family="'Luxi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adornments="Bold Oblique" style:font-family-generic="swiss" style:font-pitch="variable"/>
    <style:font-face style:name="Bitstream Vera Sans1" svg:font-family="'Bitstream Vera Sans'" style:font-adornments="BoldOblique" style:font-family-generic="swiss" style:font-pitch="variable"/>
    <style:font-face style:name="DejaVu Sans" svg:font-family="'DejaVu Sans'" style:font-adornments="BoldOblique" style:font-family-generic="swiss" style:font-pitch="variable"/>
    <style:font-face style:name="Droid Sans Devanagari1" svg:font-family="'Droid Sans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lass" draw:style="linear" draw:start-color="#000000" draw:end-color="#0066cc" draw:start-intensity="100%" draw:end-intensity="2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opacity draw:name="Transparency_20_3" draw:display-name="Transparency 3" draw:style="linear" draw:start="25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Luxi Sans1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draw:opacity-name="Transparency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uxi Sans" fo:font-family="'Luxi Sans'" style:font-family-generic="roman" style:font-pitch="variable" fo:font-size="18pt" fo:font-style="normal" fo:text-shadow="none" style:text-underline-style="none" fo:font-weight="normal" style:font-name-asian="Luxi Sans1" style:font-family-asian="'Luxi San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Droid Sans Devanagari1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sentations_5f_Fedora-Zen-background" style:display-name="Presentations_Fedora-Zen-background" style:family="presentation">
      <style:graphic-properties draw:fill="solid" draw:fill-color="#000000" draw:fill-gradient-name="Glass" draw:gradient-step-count="128" draw:fill-image-width="0cm" draw:fill-image-height="0cm"/>
    </style:style>
    <style:style style:name="Presentations_5f_Fedora-Zen-backgroundobjects" style:display-name="Presentations_Fedora-Zen-backgroundobjects" style:family="presentation">
      <style:graphic-properties draw:shadow="hidden" draw:shadow-offset-x="0.3cm" draw:shadow-offset-y="0.3cm" draw:shadow-color="#808080"/>
    </style:style>
    <style:style style:name="Presentations_5f_Fedora-Zen-notes" style:display-name="Presentations_Fedora-Zen-notes" style:family="presentation">
      <style:graphic-properties draw:stroke="none" draw:fill="none">
        <text:list-style style:name="Presentations_5f_Fedora-Zen-notes" style:display-name="Presentations_Fedora-Z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uxi Sans" fo:font-family="'Luxi Sans'" style:font-family-generic="roman" style:font-pitch="variable" fo:font-size="20pt" fo:font-style="normal" fo:text-shadow="none" style:text-underline-style="none" fo:font-weight="normal" style:font-name-asian="Luxi Sans1" style:font-family-asian="'Luxi San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Presentations_5f_Fedora-Zen-outline1" style:display-name="Presentations_Fedora-Zen-outline1" style:family="presentation">
      <style:graphic-properties draw:stroke="none" draw:fill="none">
        <text:list-style style:name="Presentations_5f_Fedora-Zen-outline1" style:display-name="Presentations_Fedora-Zen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loext:opacity="100%" style:text-outline="false" style:text-line-through-style="none" style:text-line-through-type="none" style:font-name="Luxi Sans" fo:font-family="'Luxi Sans'" style:font-family-generic="roman" style:font-pitch="variable" fo:font-size="32pt" fo:font-style="normal" fo:text-shadow="none" style:text-underline-style="none" fo:font-weight="normal" style:font-name-asian="Luxi Sans1" style:font-family-asian="'Luxi San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Presentations_5f_Fedora-Zen-outline2" style:display-name="Presentations_Fedora-Zen-outline2" style:family="presentation" style:parent-style-name="Presentations_5f_Fedora-Zen-outline1">
      <style:paragraph-properties fo:margin-left="2.4cm" fo:margin-right="0cm" fo:margin-top="0cm" fo:margin-bottom="0.4cm" fo:text-indent="-0.8cm"/>
      <style:text-properties fo:font-size="28pt"/>
    </style:style>
    <style:style style:name="Presentations_5f_Fedora-Zen-outline3" style:display-name="Presentations_Fedora-Zen-outline3" style:family="presentation" style:parent-style-name="Presentations_5f_Fedora-Zen-outline2">
      <style:paragraph-properties fo:margin-left="3.6cm" fo:margin-right="0cm" fo:margin-top="0cm" fo:margin-bottom="0.3cm" fo:text-indent="-0.6cm"/>
      <style:text-properties fo:font-size="24pt"/>
    </style:style>
    <style:style style:name="Presentations_5f_Fedora-Zen-outline4" style:display-name="Presentations_Fedora-Zen-outline4" style:family="presentation" style:parent-style-name="Presentations_5f_Fedora-Zen-outline3">
      <style:paragraph-properties fo:margin-left="4.8cm" fo:margin-right="0cm" fo:margin-top="0cm" fo:margin-bottom="0.2cm" fo:text-indent="-0.6cm"/>
    </style:style>
    <style:style style:name="Presentations_5f_Fedora-Zen-outline5" style:display-name="Presentations_Fedora-Zen-outline5" style:family="presentation" style:parent-style-name="Presentations_5f_Fedora-Zen-outline4">
      <style:paragraph-properties fo:margin-left="6cm" fo:margin-right="0cm" fo:margin-top="0cm" fo:margin-bottom="0.1cm" fo:text-indent="-0.6cm"/>
    </style:style>
    <style:style style:name="Presentations_5f_Fedora-Zen-outline6" style:display-name="Presentations_Fedora-Zen-outline6" style:family="presentation" style:parent-style-name="Presentations_5f_Fedora-Zen-outline5">
      <style:paragraph-properties fo:margin-left="7.2cm" fo:margin-right="0cm" fo:margin-top="0cm" fo:margin-bottom="0.1cm" fo:text-indent="-0.6cm"/>
    </style:style>
    <style:style style:name="Presentations_5f_Fedora-Zen-outline7" style:display-name="Presentations_Fedora-Zen-outline7" style:family="presentation" style:parent-style-name="Presentations_5f_Fedora-Zen-outline6">
      <style:paragraph-properties fo:margin-left="8.4cm" fo:margin-right="0cm" fo:margin-top="0cm" fo:margin-bottom="0.1cm" fo:text-indent="-0.6cm"/>
    </style:style>
    <style:style style:name="Presentations_5f_Fedora-Zen-outline8" style:display-name="Presentations_Fedora-Zen-outline8" style:family="presentation" style:parent-style-name="Presentations_5f_Fedora-Zen-outline7">
      <style:paragraph-properties fo:margin-left="9.6cm" fo:margin-right="0cm" fo:margin-top="0cm" fo:margin-bottom="0.1cm" fo:text-indent="-0.6cm"/>
    </style:style>
    <style:style style:name="Presentations_5f_Fedora-Zen-outline9" style:display-name="Presentations_Fedora-Zen-outline9" style:family="presentation" style:parent-style-name="Presentations_5f_Fedora-Zen-outline8">
      <style:paragraph-properties fo:margin-left="10.8cm" fo:margin-right="0cm" fo:margin-top="0cm" fo:margin-bottom="0.1cm" fo:text-indent="-0.6cm"/>
    </style:style>
    <style:style style:name="Presentations_5f_Fedora-Zen-subtitle" style:display-name="Presentations_Fedora-Zen-subtitle" style:family="presentation">
      <style:graphic-properties draw:stroke="none" draw:fill="none" draw:textarea-vertical-align="middle">
        <text:list-style style:name="Presentations_5f_Fedora-Zen-subtitle" style:display-name="Presentations_Fedora-Z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8dbff" loext:opacity="100%" style:text-outline="false" style:text-line-through-style="none" style:text-line-through-type="none" style:font-name="Luxi Sans" fo:font-family="'Luxi Sans'" style:font-family-generic="roman" style:font-pitch="variable" fo:font-size="32pt" fo:font-style="normal" fo:text-shadow="none" style:text-underline-style="none" fo:font-weight="normal" style:font-name-asian="Luxi Sans1" style:font-family-asian="'Luxi Sans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Presentations_5f_Fedora-Zen-title" style:display-name="Presentations_Fedora-Zen-title" style:family="presentation">
      <style:graphic-properties draw:stroke="none" draw:fill="none" draw:fill-color="#c8dbff" draw:fill-image-width="0cm" draw:fill-image-height="0cm" draw:textarea-vertical-align="middle">
        <text:list-style style:name="Presentations_5f_Fedora-Zen-title" style:display-name="Presentations_Fedora-Z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8dbff" loext:opacity="100%" style:text-outline="false" style:text-line-through-style="none" style:text-line-through-type="none" style:font-name="DejaVu Sans" fo:font-family="'DejaVu Sans'" style:font-style-name="BoldOblique" style:font-family-generic="swiss" style:font-pitch="variable" fo:font-size="44pt" fo:letter-spacing="-0.071cm" fo:font-style="oblique" fo:text-shadow="none" style:text-underline-style="none" fo:font-weight="bold" style:font-name-asian="Luxi Sans1" style:font-family-asian="'Luxi Sans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gradient-name="Glass" draw:gradient-step-count="12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sentations_5f_Fedora-Zen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Presentations_5f_Fedora-Zen-outline1" style:list-style-name="ML2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Presentations_5f_Fedora-Z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esentations_5f_Fedora-Ze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Presentations_5f_Fedora-Ze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loext:graphic-properties draw:fill-color="#ffffff"/>
      <style:paragraph-properties fo:margin-left="1.2cm" fo:margin-right="0cm" fo:text-indent="-0.9cm" style:writing-mode="lr-tb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uxi Sans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xi Sans1" style:font-size-asian="32pt" style:language-asian="none" style:country-asian="none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uxi Sans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Luxi Sans1" style:font-size-asian="32pt" style:language-asian="none" style:country-asian="none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Presentations_5f_Fedora-Zen" style:display-name="Presentations_Fedora-Zen" style:page-layout-name="PM1" draw:style-name="Mdp1">
      <draw:frame draw:style-name="Mgr3" draw:text-style-name="MP5" draw:layer="backgroundobjects" svg:width="27.99cm" svg:height="20.992cm" svg:x="0.125cm" svg:y="0.114cm">
        <draw:image xlink:href="Pictures/1000000000000640000004B07F8723089AA93AE1.png" xlink:type="simple" xlink:show="embed" xlink:actuate="onLoad" draw:mime-type="image/png">
          <text:p/>
        </draw:image>
      </draw:frame>
      <draw:frame presentation:style-name="Mpr1" draw:text-style-name="MP7" draw:layer="backgroundobjects" svg:width="25.272cm" svg:height="3.507cm" svg:x="1.398cm" svg:y="1.636cm" presentation:class="title">
        <draw:text-box>
          <text:p text:style-name="MP6">Click to edit the title text format</text:p>
        </draw:text-box>
      </draw:frame>
      <draw:frame presentation:style-name="Mpr2" draw:text-style-name="MP10" draw:layer="backgroundobjects" svg:width="25.191cm" svg:height="11.495cm" svg:x="1.398cm" svg:y="6.35cm" presentation:class="outline">
        <draw:text-box>
          <text:list text:style-name="ML2">
            <text:list-item>
              <text:p text:style-name="MP8">Click to edit the outline text format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</text:span><text:span text:style-name="MT3">Level</text:span></text:p>
                                      <text:list>
                                        <text:list-item>
                                          <text:p text:style-name="MP9"><text:span text:style-name="MT3">Eighth Outline </text:span><text:span text:style-name="MT3">Level</text:span></text:p>
                                          <text:list>
                                            <text:list-item>
                                              <text:p text:style-name="MP9"><text:span text:style-name="MT3">Ninth </text:span><text:span text:style-name="MT3">Outline </text:span><text:span text:style-name="MT3">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2cm" svg:height="1.448cm" svg:x="9.571cm" svg:y="19.135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1cm" svg:height="1.448cm" svg:x="20.067cm" svg:y="19.13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2">
        <draw:page-thumbnail presentation:style-name="Presentations_5f_Fedora-Zen-title" draw:layer="backgroundobjects" svg:width="13.968cm" svg:height="10.476cm" svg:x="3.81cm" svg:y="2.123cm" presentation:class="page"/>
        <draw:frame presentation:style-name="Presentations_5f_Fedora-Ze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escription>Based on "Fedora Zen" by Paul WFrields (https://fedoraproject.org/wiki/Templates_for_Presentations). License: CC-BY-SA</dc:description>
    <meta:creation-date>2021-01-26T21:19:35.272831143</meta:creation-date>
    <meta:editing-cycles>64</meta:editing-cycles>
    <meta:editing-duration>PT1H6M16S</meta:editing-duration>
    <dc:date>2021-01-27T12:31:16.802266484</dc:date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